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aczyuw2yex2w"/><text:span text:style-name="T1">De problema a reto</text:span><text:span text:style-name="T2"><text:line-break/></text:span><text:span text:style-name="T3">Nombre del equipo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BENEFICIOS DESDE EL PUNTO DE VISTA DEL PROCESO DE APRENDIZAJE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2524305721" text:style-name="WWNum1">
              <text:list-item>
                <text:p text:style-name="P8">Beneficio 1</text:p>
              </text:list-item>
              <text:list-item>
                <text:p text:style-name="P8">Beneficio 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6" meta:word-count="25" meta:character-count="132" meta:non-whitespace-character-count="111"/>
    <meta:generator>LibreOfficeDev/6.0.5.2$Linux_X86_64 LibreOffice_project/</meta:generator>
  </office:meta>
</office:document-meta>
</file>